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26bae8"/>
    </style:style>
    <style:style style:name="P2" style:family="paragraph" style:parent-style-name="Standard">
      <style:text-properties officeooo:paragraph-rsid="0026bae8"/>
    </style:style>
    <style:style style:name="P3" style:family="paragraph" style:parent-style-name="Text_20_body">
      <style:text-properties officeooo:paragraph-rsid="0026bae8"/>
    </style:style>
    <style:style style:name="P4" style:family="paragraph" style:parent-style-name="Text_20_body">
      <style:text-properties fo:color="#ff0000"/>
    </style:style>
    <style:style style:name="P5" style:family="paragraph" style:parent-style-name="Text_20_body" style:list-style-name="L1"/>
    <style:style style:name="P6"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3.1 Lecture Summary</text:h>
      <text:p text:style-name="Horizontal_20_Line"/>
      <text:h text:style-name="Heading_20_2" text:outline-level="2"><text:span text:style-name="Strong_20_Emphasis">3 Loop Parallelism </text:span></text:h>
      <text:p text:style-name="Text_20_body"><text:span text:style-name="Strong_20_Emphasis">3.1 Parallel Loops</text:span></text:p>
      <text:p text:style-name="Text_20_body"><text:span text:style-name="Strong_20_Emphasis">Lecture Summary: </text:span>In this lecture, we learned different ways of expressing parallel loops. The most general way is to think of each iteration of a parallel loop as an <text:span text:style-name="Emphasis">async </text:span>task, with a <text:span text:style-name="Emphasis">finish </text:span>construct encompassing all iterations. This approach can support general cases such as parallelization of the following pointer-chasing while loop (in pseudocode):</text:p>
      <text:p text:style-name="Text_20_body">finish {</text:p>
      <text:p text:style-name="Text_20_body">for (p = head; p != null ; p = p.next) async compute(p);</text:p>
      <text:p text:style-name="Text_20_body">}</text:p>
      <text:p text:style-name="Text_20_body">However, further efficiencies can be gained by paying attention to <text:span text:style-name="Emphasis">counted-for </text:span>loops for which the number of iterations is known on entry to the loop (before the loop executes its first iteration). We then learned the <text:span text:style-name="Emphasis">forall </text:span>notation for expressing parallel counted-for loops, such as in the following vector addition statement (in pseudocode):</text:p>
      <text:p text:style-name="Text_20_body">forall (i : [0:n-1]) a[i] = b[i] + c[i]</text:p>
      <text:p text:style-name="Text_20_body">We also discussed the fact that Java streams can be an elegant way of specifying parallel loop computations that produce a single output array, e.g., by rewriting the vector addition statement as follows:</text:p>
      <text:p text:style-name="Text_20_body">a = IntStream.rangeClosed(0, N-1).parallel().toArray(i -&gt; b[i] + c[i]);</text:p>
      <text:p text:style-name="Text_20_body">In summary, streams are a convenient notation for parallel loops with at most one output array, but the <text:span text:style-name="Emphasis">forall </text:span>notation is more convenient for loops that create/update multiple output arrays, as is the case in many scientific computations. For generality, we will use the <text:span text:style-name="Emphasis">forall </text:span>notation for parallel loops in the remainder of this module.</text:p>
      <text:p text:style-name="Text_20_body"><text:span text:style-name="Strong_20_Emphasis">Optional Reading:</text:span></text:p>
      <text:p text:style-name="Text_20_body">1. <text:a xlink:type="simple" xlink:href="https://docs.oracle.com/javase/tutorial/collections/streams/parallelism.html#executing_streams_in_parallel" office:target-frame-name="_blank" xlink:show="new" text:style-name="Internet_20_link" text:visited-style-name="Visited_20_Internet_20_Link">Tutorial on Executing Streams in Parallel</text:a></text:p>
      <text:h text:style-name="Heading_20_2" text:outline-level="2">3.2 Lecture Summary</text:h>
      <text:p text:style-name="Horizontal_20_Line"/>
      <text:h text:style-name="Heading_20_2" text:outline-level="2"><text:span text:style-name="Strong_20_Emphasis">3 Loop Parallelism</text:span></text:h>
      <text:p text:style-name="Text_20_body"><text:span text:style-name="Strong_20_Emphasis">3.2 Parallel Matrix Multiplication</text:span></text:p>
      <text:p text:style-name="Text_20_body"><text:soft-page-break/>In this lecture, we reminded ourselves of the formula for multiplying two <text:span text:style-name="Emphasis">n × n </text:span>matrices, a and b, to obtain a product matrix, c, of size <text:span text:style-name="Emphasis">n × n</text:span>:</text:p>
      <text:p text:style-name="Text_20_body"><text:span text:style-name="Emphasis">c </text:span>[ <text:span text:style-name="Emphasis">i </text:span>][ <text:span text:style-name="Emphasis">j </text:span>] = ∑k=0n−1​ <text:span text:style-name="Emphasis">a</text:span>[ <text:span text:style-name="Emphasis">i </text:span>][ <text:span text:style-name="Emphasis">k </text:span>] <text:span text:style-name="Emphasis">∗ b</text:span>[ <text:span text:style-name="Emphasis">k </text:span>][ <text:span text:style-name="Emphasis">j </text:span>]</text:p>
      <text:p text:style-name="Text_20_body">This formula can be easily translated to a simple sequential algorithm for matrix multiplication as follows (with pseudocode for counted-for loops):</text:p>
      <text:p text:style-name="Text_20_body">for(i : [0:n-1]) {</text:p>
      <text:p text:style-name="Text_20_body"><text:s text:c="2"/>for(j : [0:n-1]) { c[i][j] = 0;</text:p>
      <text:p text:style-name="Text_20_body"><text:s text:c="4"/>for(k : [0:n-1]) {</text:p>
      <text:p text:style-name="Text_20_body"><text:s text:c="6"/>c[i][j] = c[i][j] + a[i][k]*b[k][j]</text:p>
      <text:p text:style-name="Text_20_body"><text:s text:c="4"/>}</text:p>
      <text:p text:style-name="Text_20_body"><text:s text:c="2"/>}</text:p>
      <text:p text:style-name="Text_20_body">}</text:p>
      <text:p text:style-name="Text_20_body">The interesting question now is: which of the for-i, for-j and for-k loops can be converted to forall loops, i.e., can be executed in parallel? Upon a close inspection, we can see that it is safe to convert for-i and for-j into <text:span text:style-name="Emphasis">forall </text:span>loops, but for-k must remain a sequential loop to avoid data races. There are some trickier ways to also exploit parallelism in the for-k loop, but they rely on the observation that summation is algebraically associative even though it is computationally non-associative.</text:p>
      <text:p text:style-name="Text_20_body"><text:span text:style-name="Strong_20_Emphasis">Optional Reading:</text:span></text:p>
      <text:p text:style-name="Text_20_body">1. Wikipedia article on <text:a xlink:type="simple" xlink:href="https://en.wikipedia.org/wiki/Matrix_multiplication_algorithm" office:target-frame-name="_blank" xlink:show="new" text:style-name="Internet_20_link" text:visited-style-name="Visited_20_Internet_20_Link">Matrix multiplication algorithm</text:a></text:p>
      <text:h text:style-name="Heading_20_2" text:outline-level="2">3.3 Lecture Summary</text:h>
      <text:p text:style-name="Horizontal_20_Line"/>
      <text:h text:style-name="Heading_20_2" text:outline-level="2"><text:span text:style-name="Strong_20_Emphasis">3 Loop Parallelism</text:span></text:h>
      <text:p text:style-name="Text_20_body"><text:span text:style-name="Strong_20_Emphasis">3.3 Barriers in Parallel Loops</text:span></text:p>
      <text:p text:style-name="Text_20_body"><text:span text:style-name="Strong_20_Emphasis">Lecture Summary: </text:span>In this lecture, we learned the <text:span text:style-name="Emphasis">barrier </text:span>construct through a simple example that began with the following <text:span text:style-name="Emphasis">forall </text:span>parallel loop (in pseudocode):</text:p>
      <text:p text:style-name="Text_20_body">forall (i : [0:n-1]) {</text:p>
      <text:p text:style-name="Text_20_body"><text:s text:c="8"/>myId = lookup(i); // convert int to a string </text:p>
      <text:p text:style-name="Text_20_body"><text:s text:c="8"/>print HELLO, myId;</text:p>
      <text:p text:style-name="Text_20_body"><text:s text:c="8"/>print BYE, myId;</text:p>
      <text:p text:style-name="Text_20_body">}</text:p>
      <text:p text:style-name="Text_20_body"><text:soft-page-break/>We discussed the fact that the HELLO’s and BYE’s from different <text:span text:style-name="Emphasis">forall </text:span>iterations may be interleaved in the printed output, e.g., some HELLO’s may follow some BYE’s. Then, we showed how inserting a barrier between the two print statements could ensure that all HELLO’s would be printed before any BYE’s.</text:p>
      <text:p text:style-name="Text_20_body">Thus, barriers extend a parallel loop by dividing its execution into a sequence of <text:span text:style-name="Emphasis">phases</text:span>. While it may be possible to write a separate <text:span text:style-name="Emphasis">forall </text:span>loop for each phase, it is both more convenient and more efficient to instead insert barriers in a single <text:span text:style-name="Emphasis">forall </text:span>loop, e.g., we would need to create an intermediate data structure to communicate the myId values from one <text:span text:style-name="Emphasis">forall </text:span>to another <text:span text:style-name="Emphasis">forall </text:span>if we split the above <text:span text:style-name="Emphasis">forall </text:span>into two (using the notation <text:span text:style-name="Emphasis">next</text:span>) loops. Barriers are a fundamental construct for parallel loops that are used in a majority of real-world parallel applications.</text:p>
      <text:h text:style-name="Heading_20_2" text:outline-level="2">3.4 Lecture Summary</text:h>
      <text:p text:style-name="Horizontal_20_Line"/>
      <text:h text:style-name="Heading_20_2" text:outline-level="2"><text:span text:style-name="Strong_20_Emphasis">3 Loop Parallelism</text:span></text:h>
      <text:p text:style-name="Text_20_body"><text:span text:style-name="Strong_20_Emphasis">3.4 One-Dimensional Iterative Averaging</text:span></text:p>
      <text:p text:style-name="Text_20_body"><text:span text:style-name="Strong_20_Emphasis">Lecture Summary: </text:span>In this lecture, we discussed a simple <text:span text:style-name="Emphasis">stencil </text:span>computation to solve the recurrence, <text:span text:style-name="Emphasis">X</text:span>i​= (<text:span text:style-name="Emphasis">X</text:span>i−1​ + <text:span text:style-name="Emphasis">X</text:span>i+1​)<text:span text:style-name="Emphasis">/</text:span>2 with boundary conditions, <text:span text:style-name="Emphasis">X</text:span>0​ = 0 and <text:span text:style-name="Emphasis">X</text:span>n​= 1. Though we can easily derive an analytical solution for this example, (<text:span text:style-name="Emphasis">X</text:span>i​= <text:span text:style-name="Emphasis">i/n</text:span>), most stencil codes in practice do not have known analytical solutions and rely on computation to obtain a solution.</text:p>
      <text:p text:style-name="Text_20_body">The <text:a xlink:type="simple" xlink:href="https://en.wikipedia.org/wiki/Jacobi_method" office:target-frame-name="_blank" xlink:show="new" text:style-name="Internet_20_link" text:visited-style-name="Visited_20_Internet_20_Link">Jacobi method</text:a> for solving such equations typically utilizes two arrays, oldX[] and newX[]. A naive approach to parallelizing this method would result in the following pseudocode:</text:p>
      <text:p text:style-name="Text_20_body">for (iter: [0:nsteps-1]) {</text:p>
      <text:p text:style-name="Text_20_body"><text:s text:c="2"/>forall (i: [1:n-1]) {</text:p>
      <text:p text:style-name="Text_20_body"><text:s text:c="4"/>newX[i] = (oldX[i-1] + oldX[i+1]) / 2;</text:p>
      <text:p text:style-name="Text_20_body"><text:s text:c="2"/>}</text:p>
      <text:p text:style-name="Text_20_body"><text:s text:c="2"/>swap pointers newX and oldX;</text:p>
      <text:p text:style-name="Text_20_body">}</text:p>
      <text:p text:style-name="Text_20_body">Though easy to understand, this approach creates <text:span text:style-name="Emphasis">nsteps × </text:span>(<text:span text:style-name="Emphasis">n − </text:span>1) tasks, which is too many. Barriers can help reduce the number of tasks created as follows:</text:p>
      <text:p text:style-name="Text_20_body">forall ( i: [1:n-1]) {</text:p>
      <text:p text:style-name="Text_20_body"><text:s text:c="2"/>localNewX = newX; localOldX = oldX;</text:p>
      <text:p text:style-name="Text_20_body"><text:s text:c="2"/>for (iter: [0:nsteps-1]) {</text:p>
      <text:p text:style-name="Text_20_body"><text:s text:c="4"/>localNewX[i] = (localOldX[i-1] + localOldX[i+1]) / 2;</text:p>
      <text:p text:style-name="Text_20_body"><text:soft-page-break/><text:s text:c="4"/>NEXT; // Barrier</text:p>
      <text:p text:style-name="Text_20_body"><text:s text:c="4"/>swap pointers localNewX and localOldX;</text:p>
      <text:p text:style-name="Text_20_body"><text:s text:c="2"/>}</text:p>
      <text:p text:style-name="Text_20_body">}</text:p>
      <text:p text:style-name="Text_20_body">In this case, only (<text:span text:style-name="Emphasis">n − </text:span>1) tasks are created, and there are <text:span text:style-name="Emphasis">nsteps </text:span>barrier (<text:span text:style-name="Emphasis">next</text:span>) operations, each of which involves all (<text:span text:style-name="Emphasis">n − </text:span>1) tasks. This is a significant improvement since creating tasks is usually more expensive than performing barrier operations.</text:p>
      <text:p text:style-name="Text_20_body"><text:span text:style-name="Strong_20_Emphasis">Optional Reading:</text:span></text:p>
      <text:p text:style-name="Text_20_body">1. Wikipedia article on <text:a xlink:type="simple" xlink:href="https://en.wikipedia.org/wiki/Stencil_code" office:target-frame-name="_blank" xlink:show="new" text:style-name="Internet_20_link" text:visited-style-name="Visited_20_Internet_20_Link">Stencil codes</text:a></text:p>
      <text:h text:style-name="Heading_20_2" text:outline-level="2">3.5 Lecture Summary</text:h>
      <text:p text:style-name="Horizontal_20_Line"/>
      <text:h text:style-name="Heading_20_2" text:outline-level="2"><text:span text:style-name="Strong_20_Emphasis">3 Loop Parallelism</text:span></text:h>
      <text:p text:style-name="Text_20_body"><text:span text:style-name="Strong_20_Emphasis">3.5 Iteration Grouping: Chunking of Parallel Loops</text:span></text:p>
      <text:p text:style-name="Text_20_body"><text:span text:style-name="Strong_20_Emphasis">Lecture Summary: </text:span>In this lecture, we revisited the vector addition example:</text:p>
      <text:p text:style-name="Text_20_body">forall (i : [0:n-1]) a[i] = b[i] + c[i]</text:p>
      <text:p text:style-name="Text_20_body">We observed that this approach creates <text:span text:style-name="Emphasis">n </text:span>tasks, one per <text:span text:style-name="Emphasis">forall </text:span>iteration, which is wasteful when (as is common in practice) <text:span text:style-name="Emphasis">n </text:span>is much larger than the number of available processor cores.</text:p>
      <text:p text:style-name="Text_20_body">To address this problem, we learned a common tactic used in practice that is referred to as <text:span text:style-name="Emphasis">loop chunking </text:span>or <text:span text:style-name="Emphasis">iteration grouping</text:span>, and focuses on reducing the number of tasks created to be closer to the number of processor cores, so as to reduce the overhead of parallel execution:</text:p>
      <text:p text:style-name="Text_20_body">With iteration grouping/chunking, the parallel vector addition example above can be rewritten as follows:</text:p>
      <text:p text:style-name="P3">forall (g:[0:ng-1])</text:p>
      <text:p text:style-name="P3"><text:s text:c="2"/>for (i : mygroup(g, ng, [0:n-1])) a[i] = b[i] + c[i]</text:p>
      <text:p text:style-name="Text_20_body">Note that we have reduced the degree of parallelism from <text:span text:style-name="Emphasis">n </text:span>to the number of groups, <text:span text:style-name="Emphasis">ng</text:span>, which now equals the number of iterations/tasks in the <text:span text:style-name="Emphasis">forall </text:span>construct.</text:p>
      <text:p text:style-name="Text_20_body">There are two well known approaches for iteration grouping: <text:span text:style-name="Emphasis">block</text:span>and <text:span text:style-name="Emphasis">cyclic</text:span>. The former approach (<text:span text:style-name="Emphasis">block</text:span>) maps consecutive iterations to the same group, whereas the latter approach (<text:span text:style-name="Emphasis">cyclic</text:span>) maps iterations in the same congruence class (mod <text:span text:style-name="Emphasis">ng</text:span>) to the same group. With these concepts, you should now have a better understanding of how to execute <text:span text:style-name="Emphasis">forall </text:span>loops in practice with lower overhead.</text:p>
      <text:p text:style-name="Text_20_body">For convenience, the PCDP library provides helper methods, <text:span text:style-name="Emphasis">forallChunked()</text:span> and <text:span text:style-name="Emphasis">forall2dChunked()</text:span>, that automatically create one-dimensional or two-dimensional parallel loops, and also perform a block-<text:soft-page-break/>style iteration grouping/chunking on those parallel loops. An example of using the <text:span text:style-name="Emphasis">forall2dChunked()</text:span> API for a two-dimensional parallel loop (as in the matrix multiply example) can be seen in the following Java code sketch:</text:p>
      <text:p text:style-name="P2">forall2dChunked(0, N - 1, 0, N - 1, (i, j) -&gt; {</text:p>
      <text:p text:style-name="P3"><text:s text:c="11"/>. . . // Statements for parallel iteration (i,j)</text:p>
      <text:p text:style-name="P3"><text:s text:c="8"/>});</text:p>
      <text:p text:style-name="P3"/>
      <text:h text:style-name="P1" text:outline-level="2">Mini Project 3: Parallelizing Matrix-Matrix Multiply Using Loop Parallelism</text:h>
      <text:p text:style-name="Horizontal_20_Line"/>
      <text:p text:style-name="Text_20_body"><text:a xlink:type="simple" xlink:href="https://d18ky98rnyall9.cloudfront.net/_1cff92866453a092f682cbeaf6b90cd3_miniproject_3.zip?Expires=1607472000&amp;Signature=MK5PG4qHfwlYH6h-bMQHQgYdN35bR1F91neCL4oEGyoEO84FktbNc3eI9tsOt1kne6PHO6Urb-3vT5YvDvuakeYCE999t2RH08J~CsSTa5HsCrM4rhk5DjAcsBW0QuPD6aZvjmPW63diL1tm871kY6sbddhm0SDN8vFIYiCMcXI_&amp;Key-Pair-Id=APKAJLTNE6QMUY6HBC5A" office:target-frame-name="_blank" xlink:show="new" text:style-name="Internet_20_link" text:visited-style-name="Visited_20_Internet_20_Link">miniproject_3.zip</text:a></text:p>
      <text:h text:style-name="Heading_20_2" text:outline-level="2">Project Goals &amp; Outcomes</text:h>
      <text:p text:style-name="Text_20_body">The aim of this project is intended to test your ability to exploit parallelism in loops. The provided code includes a sequential program for multiplying two matrices. Your task is to write a correct parallel version of the program that runs faster than the sequential version. </text:p>
      <text:p text:style-name="Text_20_body">In lectures this week, you learned about expressing parallelism across loop iterations. Sequential loops are common targets for parallelization for two reasons. First, because loop bodies are often repeated many times, the majority of execution time of sequential programs is often spent inside of one or more loops. Second, because loops express the same computation repeated across many points in the loop iteration space, parallelism arises naturally as long as those iterations are independent of each other. Of course, it is not always legal to parallelize a loop as data races may result.</text:p>
      <text:p text:style-name="Text_20_body">More specifically, this week covered two ways of expressing loop parallelism in Java: 1) PCDP’s forall methods, and 2) parallel streams in standard Java. In this mini-project, you will get hands-on experience with PCDP's forall methods by parallelizing matrix-matrix multiply. Before getting started with this mini-project, it is recommended you review the first demo video in Week 3 in which Professor Sarkar walks through an example similar to this project.</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vided project files using the gray button labeled miniproject_3.zip at the top of this description, you should see the project source code at:</text:p>
      <text:p text:style-name="P4">miniproject_3/src/main/java/edu/coursera/parallel/MatrixMultiply.java</text:p>
      <text:p text:style-name="Text_20_body">and the project tests at</text:p>
      <text:p text:style-name="P4">miniproject_3/src/test/java/edu/coursera/parallel/MatrixMultiplyTest.java</text:p>
      <text:h text:style-name="Heading_20_2" text:outline-level="2"><text:soft-page-break/>Project Instructions</text:h>
      <text:p text:style-name="Text_20_body">Your modifications should be done entirely inside of MatrixMultiply.java. You may not make any changes to the signatures of any public or protected methods inside of MatrixMultiply, or remove any of them. However, you are free to add any new methods you like. Any changes you make to MatrixMultiplyTest.java will be ignored in the final grading process. As in past mini-projects in this course, the provided code is a fully functioning Maven project but you are not required to use Maven if you prefer since we have also provided the necessary JARs to use an alternate approach to build and execute your code</text:p>
      <text:p text:style-name="Text_20_body">Your main goals for this assignment are as follows (note that MatrixMultiply.java also contains helpful TODOs):</text:p>
      <text:p text:style-name="Text_20_body">Modify the MatrixMultiply.parMatrixMultiply method to implement matrix multiply in parallel using PCDP's forall or forallChunked methods. This will closely follow the demo by Prof. Sarkar in the first demo video of Week 3. There is one TODO in MatrixMultiply.parMatrixMultiply to help indicate the changes to be made. A parallel implementation of MatrixMultiply.parMatrixMultiply should result in near-linear speedup (i.e. the speedup achieved should be close to the number of cores in your machine).</text:p>
      <text:h text:style-name="Heading_20_2" text:outline-level="2">Project Evaluation</text:h>
      <text:p text:style-name="Text_20_body">Your assignment submission should consist of only the MatrixMultiply.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578959046" text:style-name="L1">
        <text:list-item>
          <text:p text:style-name="P6">20% – correctness and performance of the parallel matrix multiply implementation on a 512x512 matrix using 2 cores</text:p>
        </text:list-item>
        <text:list-item>
          <text:p text:style-name="P6">30% – correctness and performance of the parallel matrix multiply implementation on a 512x512 matrix using 4 cores</text:p>
        </text:list-item>
        <text:list-item>
          <text:p text:style-name="P6">20% – correctness and performance of the parallel matrix multiply implementation on a 768x768 matrix using 2 cores</text:p>
        </text:list-item>
        <text:list-item>
          <text:p text:style-name="P5">30% – correctness and performance of the parallel matrix multiply implementation on a 768x768 matrix using 4 cores</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7:31:16.765869888</meta:creation-date>
    <dc:date>2020-12-06T17:46:59.218451512</dc:date>
    <meta:editing-duration>PT9M26S</meta:editing-duration>
    <meta:editing-cycles>9</meta:editing-cycles>
    <meta:generator>LibreOffice/6.4.6.2$Linux_X86_64 LibreOffice_project/40$Build-2</meta:generator>
    <meta:document-statistic meta:table-count="0" meta:image-count="0" meta:object-count="0" meta:page-count="6" meta:paragraph-count="102" meta:word-count="1845" meta:character-count="11877" meta:non-whitespace-character-count="9750"/>
  </office:meta>
</office:document-meta>
</file>